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UBUcuerpoTrabajo">
      <style:text-properties fo:color="#000000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rabajos relacionados </text:h>
      <text:p text:style-name="P1">Para este proyecto, como he comentado con anterioridad no existen muchos antecedentes, ya que es una labor muy concreta en en un lugar muy concreto, y aunque las empresas de procesado de marisco y pescado estan bien situadas a nivel comercial, no existe ninguna solción real para la detección de la melanosis.</text:p>
      <text:p text:style-name="P1"/>
      <text:p text:style-name="P1">Una vez avanzado un poco el proyecto encontramos un paper<text:note text:id="ftn0" text:note-class="footnote"><text:note-citation>1</text:note-citation><text:note-body><text:p text:style-name="Footnote">https://www.sciencedirect.com/science/article/pii/S0260877416303521</text:p></text:note-body></text:note>.</text:p>
      <text:p text:style-name="P1">Este paper es el que se siguio a partir del conocmiento de su existencias.</text:p>
      <text:p text:style-name="P1"/>
      <text:h text:style-name="Heading_20_2" text:outline-level="2">Fortalezas y debilidades</text:h>
      <text:p text:style-name="Text_20_body"/>
      <text:p text:style-name="Text_20_body">Fortalezas del proyecto:</text:p>
      <text:list xml:id="list3572414216734975286" text:style-name="L1">
        <text:list-item>
          <text:p text:style-name="P2">Un requerimiento de inversión en harware muy pequeña. Con una cámara y un soporte <text:s/>ya estaría instalado.</text:p>
        </text:list-item>
        <text:list-item>
          <text:p text:style-name="P2">No necesita estar en red.</text:p>
        </text:list-item>
        <text:list-item>
          <text:p text:style-name="P2">Se trata de un programa con alta escalabilidad y visión futura.</text:p>
        </text:list-item>
        <text:list-item>
          <text:p text:style-name="P2">Aplicación real con interés real por parte de la empresa.</text:p>
        </text:list-item>
      </text:list>
      <text:p text:style-name="Text_20_body"/>
      <text:p text:style-name="Text_20_body">Debilidades del proyecto:</text:p>
      <text:list xml:id="list8629429600070979060" text:style-name="L2">
        <text:list-item>
          <text:p text:style-name="P3">Periodo de dedicación al proyecto elevado.</text:p>
        </text:list-item>
        <text:list-item>
          <text:p text:style-name="P3">Inexistencia de precedentes acerca del tema, a excepción del paper encontrado.</text:p>
        </text:list-item>
        <text:list-item>
          <text:p text:style-name="P3">Desarrollo exploratorio, en el que se ha invertido mucho tiempo.</text:p>
        </text:list-item>
        <text:list-item>
          <text:p text:style-name="P3">Probabilidad de que aunque sea inprobable, solo exista melanosis en la cara de abaj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OpenSymbol" svg:font-family="OpenSymbol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BUcuerpoTrabajo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Heading_20_1" style:display-name="Heading 1" style:family="paragraph" style:parent-style-name="Heading" style:next-style-name="UBUcuerpoTrabajo" style:default-outline-level="1" style:class="text">
      <style:paragraph-properties fo:margin-top="0.42cm" fo:margin-bottom="0.21cm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3">
      <number:day number:style="long"/>
      <number:text>/</number:text>
      <number:month number:textual="true"/>
      <number:text>/</number:text>
      <number:year/>
    </number:date-style>
  </office:automatic-styles>
  <office:master-styles>
    <style:master-page style:name="Standard" style:page-layout-name="Mpm1">
      <style:footer>
        <text:p text:style-name="Footer"><text:file-name text:display="name-and-extension">6_TrabajosRelacionados.odt</text:file-name> v.<text:editing-cycles>8</text:editing-cycles> <text:title/><text:modification-date style:data-style-name="N103">21/jun/18</text:modification-date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pa </meta:initial-creator>
    <meta:creation-date>2014-01-25T22:16:03</meta:creation-date>
    <meta:generator>OpenOffice/4.1.3$Win32 OpenOffice.org_project/413m1$Build-9783</meta:generator>
    <dc:date>2018-06-21T01:25:54.54</dc:date>
    <dc:creator>Andrés Pérez Juárez</dc:creator>
    <meta:editing-duration>PT22M42S</meta:editing-duration>
    <meta:editing-cycles>8</meta:editing-cycles>
    <meta:document-statistic meta:table-count="0" meta:image-count="0" meta:object-count="0" meta:page-count="1" meta:paragraph-count="17" meta:word-count="186" meta:character-count="1176"/>
  </office:meta>
</office:document-meta>
</file>